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 Narrow" svg:font-family="Arial Narrow"/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Times" fo:font-size="12.0pt"/>
    </style:style>
    <style:style style:name="P2" style:family="paragraph" style:parent-style-name="Standard">
      <style:text-properties style:font-name="Arial Narrow" fo:font-size="12.0pt"/>
    </style:style>
    <style:style style:name="P3" style:family="paragraph" style:parent-style-name="Standard">
      <style:paragraph-properties fo:margin-top="0.1667in" fo:margin-bottom="0.0833in"/>
      <style:text-properties style:font-name="Arial Narrow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Melding om avvik</text:span></text:p>
      <text:p text:style-name="P1">Hjelpetekst for avviksmeldinger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949.54</meta:generator>
    <meta:initial-creator>Knut Vidar Olsen</meta:initial-creator>
  </office:meta>
</office:document-meta>
</file>